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3" style:family="table">
      <style:table-properties style:width="15.074cm" table:align="margins"/>
    </style:style>
    <style:style style:name="Table3.A" style:family="table-column">
      <style:table-column-properties style:column-width="3.572cm" style:rel-column-width="15528*"/>
    </style:style>
    <style:style style:name="Table3.B" style:family="table-column">
      <style:table-column-properties style:column-width="11.502cm" style:rel-column-width="500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5.074cm" table:align="margins"/>
    </style:style>
    <style:style style:name="Table1.A" style:family="table-column">
      <style:table-column-properties style:column-width="2.963cm" style:rel-column-width="12883*"/>
    </style:style>
    <style:style style:name="Table1.B" style:family="table-column">
      <style:table-column-properties style:column-width="12.111cm" style:rel-column-width="52652*"/>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Standard">
      <style:text-properties fo:language="en" fo:country="GB"/>
    </style:style>
    <style:style style:name="P12" style:family="paragraph" style:parent-style-name="Heading_20_1">
      <style:text-properties fo:language="en" fo:country="GB"/>
    </style:style>
    <style:style style:name="P13" style:family="paragraph" style:parent-style-name="Heading_20_1" style:list-style-name="" style:master-page-name="MP2">
      <style:paragraph-properties style:page-number="auto" fo:break-before="page"/>
      <style:text-properties fo:language="en" fo:country="GB"/>
    </style:style>
    <style:style style:name="P14" style:family="paragraph" style:parent-style-name="Contents_20_1">
      <style:paragraph-properties>
        <style:tab-stops>
          <style:tab-stop style:position="15.074cm" style:type="right" style:leader-style="dotted" style:leader-text="."/>
        </style:tab-stops>
      </style:paragraph-properties>
    </style:style>
    <style:style style:name="P15" style:family="paragraph" style:parent-style-name="Contents_20_2">
      <style:paragraph-properties>
        <style:tab-stops>
          <style:tab-stop style:position="14.58cm" style:type="right" style:leader-style="dotted" style:leader-text="."/>
        </style:tab-stops>
      </style:paragraph-properties>
    </style:style>
    <style:style style:name="P16" style:family="paragraph" style:parent-style-name="ForsideKunstSkrift" style:master-page-name="MPF0">
      <style:paragraph-properties style:page-number="auto" fo:break-before="page"/>
      <style:text-properties fo:language="en" fo:country="GB"/>
    </style:style>
    <style:style style:name="P17" style:family="paragraph" style:parent-style-name="ForsideKunstSkrift" style:master-page-name="MP3">
      <style:paragraph-properties style:page-number="2" fo:break-before="page"/>
      <style:text-properties fo:language="en" fo:country="GB"/>
    </style:style>
    <style:style style:name="P18" style:family="paragraph">
      <style:paragraph-properties style:writing-mode="lr-tb"/>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4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style>
    <style:style style:name="gr45"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9"/>
      <text:p text:style-name="P5"><text:title>Batch client</text:title></text:p>
      <text:p text:style-name="P7"><text:subject>Description and usage</text:subject></text:p>
      <text:p text:style-name="P9"/>
      <text:p text:style-name="P9"/>
      <text:p text:style-name="P3"/>
      <text:p text:style-name="P3"><draw:g text:anchor-type="as-char" svg:y="-0.166cm" draw:z-index="11" draw:style-name="gr46"><draw:g draw:style-name="gr44"><draw:path draw:style-name="gr47" draw:text-style-name="P19" svg:width="0.42cm" svg:height="0.321cm" svg:x="0.001cm" svg:y="0.009cm" svg:viewBox="0 0 421 322" svg:d="m0 322v-322h61l151 195 149-195h60v322h-70v-199c0-4 0-9 1-14 0-6 1-13 2-20-4 8-8 15-11 20-3 6-6 10-8 14l-121 160h-15l-121-161c-4-6-8-12-11-17s-6-11-8-16c1 7 1 13 1 18 1 6 1 11 1 16v199z"><text:p/></draw:path><draw:path draw:style-name="gr48" draw:text-style-name="P1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44"><draw:path draw:style-name="gr47" draw:text-style-name="P19" svg:width="0.438cm" svg:height="0.321cm" svg:x="0.505cm" svg:y="0.009cm" svg:viewBox="0 0 439 322" svg:d="m216 63 69 131h-141zm-69 128 37-70h205l38 70h84l-184-322h-73l-182 322z"><text:p/></draw:path><draw:path draw:style-name="gr48" draw:text-style-name="P19" svg:width="0.142cm" svg:height="0.132cm" svg:x="0.648cm" svg:y="0.07cm" svg:viewBox="0 0 143 133" svg:d="m72 1 69 132c0-1 0-1 0-1l1-1h-141l1 1c1 1 0 0 0 1l71-132c0 1 0 1-1 1s0 0 0-1zm-71 132h141 1c0-1 0-1 0-1l-70-132h-1v0l-72 132v1z"><text:p/></draw:path><draw:path draw:style-name="gr48" draw:text-style-name="P19"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44"><draw:path draw:style-name="gr47" draw:text-style-name="P1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8" draw:text-style-name="P1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44"><draw:polygon draw:style-name="gr47" draw:text-style-name="P19" svg:width="0.332cm" svg:height="0.321cm" svg:x="1.544cm" svg:y="0.009cm" svg:viewBox="0 0 333 322" draw:points="0,322 0,0 329,0 329,55 75,55 75,126 224,126 224,181 75,181 75,262 333,262 333,322"><text:p/></draw:polygon><draw:path draw:style-name="gr48" draw:text-style-name="P19"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44"><draw:path draw:style-name="gr47" draw:text-style-name="P19" svg:width="0.378cm" svg:height="0.321cm" svg:x="2cm" svg:y="0.009cm" svg:viewBox="0 0 379 322" svg:d="m0 322v-322h51l227 190c7 6 14 12 20 18 6 5 11 11 16 17-1-18-2-31-2-38-1-8-1-14-1-18v-169h68v322h-52l-236-199c-5-5-10-9-15-13-4-5-8-9-11-13 1 10 1 19 2 28 0 9 1 17 1 23v174z"><text:p/></draw:path><draw:path draw:style-name="gr48" draw:text-style-name="P19"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44"><draw:polygon draw:style-name="gr47" draw:text-style-name="P19" svg:width="0.37cm" svg:height="0.321cm" svg:x="2.457cm" svg:y="0.009cm" svg:viewBox="0 0 371 322" draw:points="223,57 223,322 148,322 148,57 0,57 0,0 371,0 371,57"><text:p/></draw:polygon><draw:path draw:style-name="gr48" draw:text-style-name="P19"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44"><draw:path draw:style-name="gr47" draw:text-style-name="P19" svg:width="0.438cm" svg:height="0.321cm" svg:x="2.803cm" svg:y="0.009cm" svg:viewBox="0 0 439 322" svg:d="m216 63 69 131h-141zm-69 128 37-70h205l38 70h84l-184-322h-73l-182 322z"><text:p/></draw:path><draw:path draw:style-name="gr48" draw:text-style-name="P19" svg:width="0.142cm" svg:height="0.132cm" svg:x="2.946cm" svg:y="0.07cm" svg:viewBox="0 0 143 133" svg:d="m72 1 69 132c0-1 0-1 0-1l1-1h-141l1 1c1 1 0 0 0 1l71-132c0 1 0 1 0 1 0 0-1 0-1-1zm-71 132h141 1v-1l-70-132v0h-1l-72 132v1z"><text:p/></draw:path><draw:path draw:style-name="gr48" draw:text-style-name="P19"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44"><draw:path draw:style-name="gr47" draw:text-style-name="P1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8" draw:text-style-name="P1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8" draw:text-style-name="P19"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8" draw:text-style-name="P1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8" draw:text-style-name="P1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8" draw:text-style-name="P1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3">© Copyright </text:span></text:span><text:span text:style-name="Default_20_Paragraph_20_Font"><text:span text:style-name="T3"><text:date style:data-style-name="N5108" text:date-value="2013-03-20T14:27:48.62">2013</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4"><text:a xlink:type="simple" xlink:href="#__RefHeading__744_2098529114">Introduction<text:tab/>3</text:a></text:p>
          <text:p text:style-name="P14"><text:a xlink:type="simple" xlink:href="#__RefHeading__436_46715803">Parameters<text:tab/>4</text:a></text:p>
          <text:p text:style-name="P14"><text:a xlink:type="simple" xlink:href="#__RefHeading__2855_712427283">Using RefreshData<text:tab/>5</text:a></text:p>
          <text:p text:style-name="P15"><text:a xlink:type="simple" xlink:href="#__RefHeading__1623_646876651">Needed parameters<text:tab/>5</text:a></text:p>
          <text:p text:style-name="P15"><text:a xlink:type="simple" xlink:href="#__RefHeading__1625_646876651">Example<text:tab/>5</text:a></text:p>
          <text:p text:style-name="P14"><text:a xlink:type="simple" xlink:href="#__RefHeading__538_19976719">KMD regeneration<text:tab/>6</text:a></text:p>
          <text:p text:style-name="P15"><text:a xlink:type="simple" xlink:href="#__RefHeading__540_19976719">Needed parameters<text:tab/>6</text:a></text:p>
          <text:p text:style-name="P15"><text:a xlink:type="simple" xlink:href="#__RefHeading__542_19976719">Example<text:tab/>6</text:a></text:p>
          <text:p text:style-name="P14"><text:a xlink:type="simple" xlink:href="#__RefHeading__544_19976719">CPR Direct regeneration<text:tab/>7</text:a></text:p>
          <text:p text:style-name="P15"><text:a xlink:type="simple" xlink:href="#__RefHeading__546_19976719">Needed parameters<text:tab/>7</text:a></text:p>
          <text:p text:style-name="P15"><text:a xlink:type="simple" xlink:href="#__RefHeading__548_19976719">Example<text:tab/>7</text:a></text:p>
          <text:p text:style-name="P14"><text:a xlink:type="simple" xlink:href="#__RefHeading__595_19976719">Regeneration of child tables<text:tab/>8</text:a></text:p>
          <text:p text:style-name="P15"><text:a xlink:type="simple" xlink:href="#__RefHeading__597_19976719">Needed parameters<text:tab/>8</text:a></text:p>
          <text:p text:style-name="P15"><text:a xlink:type="simple" xlink:href="#__RefHeading__548_199767191">Example<text:tab/>8</text:a></text:p>
          <text:p text:style-name="P14"><text:a xlink:type="simple" xlink:href="#__RefHeading__2867_712427283">Creating the data file<text:tab/>9</text:a></text:p>
          <text:p text:style-name="P15"><text:a xlink:type="simple" xlink:href="#__RefHeading__1627_646876651">DPR with foreign nationalities<text:tab/>9</text:a></text:p>
        </text:index-body>
      </text:table-of-content>
      <text:p text:style-name="P6"/>
      <text:h text:style-name="P13" text:outline-level="1"><text:bookmark text:name="__RefHeading__744_2098529114"/>Introduction<text:bookmark-end text:name="__RefHeading__744_2098529114"/></text:h>
      <text:p text:style-name="P4">This application loops through a set of CPR numbers, and does various actions for each, depending on the parameters</text:p>
      <text:p text:style-name="P4">Each attempt to run the program will create a folder "Runs\yyyy MM dd HH_mm" that contains</text:p>
      <table:table table:name="Table3" table:style-name="Table3">
        <table:table-column table:style-name="Table3.A"/>
        <table:table-column table:style-name="Table3.B"/>
        <table:table-row>
          <table:table-cell table:style-name="Table3.A1" office:value-type="string">
            <text:p text:style-name="Text_20_body">Registrations folder</text:p>
          </table:table-cell>
          <table:table-cell table:style-name="Table3.B1" office:value-type="string">
            <text:p text:style-name="Text_20_body">Usually contains the PersonRegistration objects of people in XML format. Be sure to delete this folder as soon as you are done, or it will cause a security hole</text:p>
          </table:table-cell>
        </table:table-row>
        <table:table-row>
          <table:table-cell table:style-name="Table3.A2" office:value-type="string">
            <text:p text:style-name="Text_20_body">Succeeded.txt</text:p>
          </table:table-cell>
          <table:table-cell table:style-name="Table3.B2" office:value-type="string">
            <text:p text:style-name="Text_20_body">CPR numbers that succeeded</text:p>
          </table:table-cell>
        </table:table-row>
        <table:table-row>
          <table:table-cell table:style-name="Table3.A2" office:value-type="string">
            <text:p text:style-name="Text_20_body">Failed.txt</text:p>
          </table:table-cell>
          <table:table-cell table:style-name="Table3.B2" office:value-type="string">
            <text:p text:style-name="Text_20_body">CPR numbers that failed</text:p>
          </table:table-cell>
        </table:table-row>
        <table:table-row>
          <table:table-cell table:style-name="Table3.A2" office:value-type="string">
            <text:p text:style-name="Text_20_body">Log.txt</text:p>
          </table:table-cell>
          <table:table-cell table:style-name="Table3.B2" office:value-type="string">
            <text:p text:style-name="Text_20_body">Program log, contains progress and exceptions</text:p>
          </table:table-cell>
        </table:table-row>
      </table:table>
      <text:p text:style-name="P3"/>
      <text:h text:style-name="P12" text:outline-level="1"><text:bookmark text:name="__RefHeading__436_46715803"/>Parameters<text:bookmark-end text:name="__RefHeading__436_46715803"/></text:h>
      <text:p text:style-name="Text_20_body">BatchClient.exe param1 param1Value param2 param2Value</text:p>
      <text:p text:style-name="Text_20_body"/>
      <table:table table:name="Table1" table:style-name="Table1">
        <table:table-column table:style-name="Table1.A"/>
        <table:table-column table:style-name="Table1.B"/>
        <table:table-row>
          <table:table-cell table:style-name="Table1.A1" office:value-type="string">
            <text:p text:style-name="Text_20_body">/envType</text:p>
          </table:table-cell>
          <table:table-cell table:style-name="Table1.B1" office:value-type="string">
            <text:p text:style-name="Text_20_body">Type of object to create. Should be inherited from CprBroker.Utilities.ConsoleApps.ConsoleEnvironment</text:p>
          </table:table-cell>
        </table:table-row>
        <table:table-row>
          <table:table-cell table:style-name="Table1.A2" office:value-type="string">
            <text:p text:style-name="Text_20_body">/source</text:p>
          </table:table-cell>
          <table:table-cell table:style-name="Table1.B2" office:value-type="string">
            <text:p text:style-name="Text_20_body">File name that contains all cpr numbers, each on a single line</text:p>
          </table:table-cell>
        </table:table-row>
        <table:table-row>
          <table:table-cell table:style-name="Table1.A2" office:value-type="string">
            <text:p text:style-name="Text_20_body">/startPnr</text:p>
          </table:table-cell>
          <table:table-cell table:style-name="Table1.B2" office:value-type="string">
            <text:p text:style-name="Text_20_body">Ignore the cpr numbers before this number. This can be used if you want to restart the process from the middle, rather than repeat the whole batch again</text:p>
          </table:table-cell>
        </table:table-row>
        <table:table-row>
          <table:table-cell table:style-name="Table1.A2" office:value-type="string">
            <text:p text:style-name="Text_20_body">/partUrl</text:p>
          </table:table-cell>
          <table:table-cell table:style-name="Table1.B2" office:value-type="string">
            <text:p text:style-name="Text_20_body">URL to Part.asmx</text:p>
          </table:table-cell>
        </table:table-row>
        <table:table-row>
          <table:table-cell table:style-name="Table1.A2" office:value-type="string">
            <text:p text:style-name="Text_20_body">/brokerDb</text:p>
          </table:table-cell>
          <table:table-cell table:style-name="Table1.B2" office:value-type="string">
            <text:p text:style-name="Text_20_body">Connection string to CPR broker database</text:p>
          </table:table-cell>
        </table:table-row>
        <table:table-row>
          <table:table-cell table:style-name="Table1.A2" office:value-type="string">
            <text:p text:style-name="Text_20_body">/otherDb</text:p>
          </table:table-cell>
          <table:table-cell table:style-name="Table1.B2" office:value-type="string">
            <text:p text:style-name="Text_20_body">Connection string to any other database (depends on actual task)</text:p>
          </table:table-cell>
        </table:table-row>
        <table:table-row>
          <table:table-cell table:style-name="Table1.A2" office:value-type="string">
            <text:p text:style-name="Text_20_body">/appToken</text:p>
          </table:table-cell>
          <table:table-cell table:style-name="Table1.B2" office:value-type="string">
            <text:p text:style-name="Text_20_body">Application token passed to CPR broker</text:p>
          </table:table-cell>
        </table:table-row>
        <table:table-row>
          <table:table-cell table:style-name="Table1.A2" office:value-type="string">
            <text:p text:style-name="Text_20_body">/userToken</text:p>
          </table:table-cell>
          <table:table-cell table:style-name="Table1.B2" office:value-type="string">
            <text:p text:style-name="Text_20_body">User token passed to CPR broker</text:p>
          </table:table-cell>
        </table:table-row>
        <table:table-row>
          <table:table-cell table:style-name="Table1.A2" office:value-type="string">
            <text:p text:style-name="Text_20_body">/pmUrl</text:p>
          </table:table-cell>
          <table:table-cell table:style-name="Table1.B2" office:value-type="string">
            <text:p text:style-name="Standard">URL to PersonmasterServiceLibrary.BasicOp.svc</text:p>
          </table:table-cell>
        </table:table-row>
        <table:table-row>
          <table:table-cell table:style-name="Table1.A2" office:value-type="string">
            <text:p text:style-name="Text_20_body">/pmSpn</text:p>
          </table:table-cell>
          <table:table-cell table:style-name="Table1.B2" office:value-type="string">
            <text:p text:style-name="Text_20_body">SpnName to be used with person master</text:p>
          </table:table-cell>
        </table:table-row>
        <table:table-row>
          <table:table-cell table:style-name="Table1.A2" office:value-type="string">
            <text:p text:style-name="Text_20_body">/maxThreads<text:tab/></text:p>
          </table:table-cell>
          <table:table-cell table:style-name="Table1.B2" office:value-type="string">
            <text:p text:style-name="Text_20_body">Number of concurrent threads to execute</text:p>
          </table:table-cell>
        </table:table-row>
      </table:table>
      <text:h text:style-name="Heading_20_1" text:outline-level="1"><text:bookmark text:name="__RefHeading__2855_712427283"/><text:span text:style-name="Default_20_Paragraph_20_Font"><text:span text:style-name="T1">Using RefreshData</text:span></text:span><text:bookmark-end text:name="__RefHeading__2855_712427283"/></text:h>
      <text:h text:style-name="Heading_20_2" text:outline-level="2"><text:bookmark text:name="__RefHeading__1623_646876651"/><text:span text:style-name="Default_20_Paragraph_20_Font"><text:span text:style-name="T1">Needed parameters</text:span></text:span><text:bookmark-end text:name="__RefHeading__1623_646876651"/></text:h>
      <text:p text:style-name="Text_20_body"><text:span text:style-name="Default_20_Paragraph_20_Font"><text:span text:style-name="T1">/endType, /source, /partUrl, /appToken, /userToken</text:span></text:span></text:p>
      <text:h text:style-name="Heading_20_2" text:outline-level="2"><text:bookmark text:name="__RefHeading__1625_646876651"/><text:span text:style-name="Default_20_Paragraph_20_Font"><text:span text:style-name="T1">Example</text:span></text:span><text:bookmark-end text:name="__RefHeading__1625_646876651"/></text:h>
      <text:p text:style-name="Code"><text:span text:style-name="Default_20_Paragraph_20_Font"><text:span text:style-name="T1">BatchClient.exe /envType "BatchClient.RefreshData, BatchClient" /source "data1.txt;data2.txt" /partUrl "http://cprbroker/Services/Part.asmx" /appToken "11111111-2222-3333-4444-555555555555" /userToken MyUser </text:span></text:span></text:p>
      <text:h text:style-name="Heading_20_1" text:outline-level="1"><text:bookmark text:name="__RefHeading__538_19976719"/><text:span text:style-name="Default_20_Paragraph_20_Font"><text:span text:style-name="T1">KMD regeneration</text:span></text:span><text:bookmark-end text:name="__RefHeading__538_19976719"/></text:h>
      <text:p text:style-name="Text_20_body"><text:span text:style-name="Default_20_Paragraph_20_Font"><text:span text:style-name="T1">This service recreate the PART standard object for persons retrieved from KMD. It will regenerate the XML in column PersonRegistration.Contents from column PersonRegistration.SourceObjects. The program will automatically read the relevant records from PersonRegistration table. These records are those who come from KMD based on ActorRef.Value</text:span></text:span></text:p>
      <text:h text:style-name="Heading_20_2" text:outline-level="2"><text:bookmark text:name="__RefHeading__540_19976719"/><text:span text:style-name="Default_20_Paragraph_20_Font"><text:span text:style-name="T1">Needed parameters</text:span></text:span><text:bookmark-end text:name="__RefHeading__540_19976719"/></text:h>
      <text:p text:style-name="Text_20_body"><text:span text:style-name="Default_20_Paragraph_20_Font"><text:span text:style-name="T1">/endType, /brokerDb, /appToken, /userToken (optional)</text:span></text:span></text:p>
      <text:h text:style-name="Heading_20_2" text:outline-level="2"><text:bookmark text:name="__RefHeading__542_19976719"/><text:span text:style-name="Default_20_Paragraph_20_Font"><text:span text:style-name="T1">Example</text:span></text:span><text:bookmark-end text:name="__RefHeading__542_19976719"/></text:h>
      <text:p text:style-name="Text_20_body"><text:span text:style-name="Default_20_Paragraph_20_Font"><text:span text:style-name="T1">BatchClient.exe /envType "BatchClient.RegenerateKMD, BatchClient" /brokerDb "data source=dbserver; initial catalog=cprbroker; integrated security=sspi; user id=; password=;" /appToken "11111111-2222-3333-4444-555555555555" /userToken MyUser</text:span></text:span></text:p>
      <text:h text:style-name="Heading_20_1" text:outline-level="1"><text:bookmark text:name="__RefHeading__544_19976719"/><text:span text:style-name="Default_20_Paragraph_20_Font"><text:span text:style-name="T1">CPR Direct regeneration</text:span></text:span><text:bookmark-end text:name="__RefHeading__544_19976719"/></text:h>
      <text:p text:style-name="Text_20_body"><text:span text:style-name="Default_20_Paragraph_20_Font"><text:span text:style-name="T1">This service recreate the PART standard object for persons retrieved from KMD. It will regenerate the XML in column PersonRegistration.Contents from column PersonRegistration.SourceObjects. The program will automatically read the relevant records from PersonRegistration table. These records are those who come from CPR Direct based on ActorRef.Value.</text:span></text:span></text:p>
      <text:p text:style-name="Text_20_body"><text:span text:style-name="Default_20_Paragraph_20_Font"><text:span text:style-name="T1">Records that come from extracts are re-read from the ExtractItem table, records that come from TCP interfae are re-read from SourceObject column.</text:span></text:span></text:p>
      <text:h text:style-name="Heading_20_2" text:outline-level="2"><text:bookmark text:name="__RefHeading__546_19976719"/><text:span text:style-name="Default_20_Paragraph_20_Font"><text:span text:style-name="T1">Needed parameters</text:span></text:span><text:bookmark-end text:name="__RefHeading__546_19976719"/></text:h>
      <text:p text:style-name="Text_20_body"><text:span text:style-name="Default_20_Paragraph_20_Font"><text:span text:style-name="T1">/endType, /brokerDb, /appToken, /userToken (optional)</text:span></text:span></text:p>
      <text:h text:style-name="Heading_20_2" text:outline-level="2"><text:bookmark text:name="__RefHeading__548_19976719"/><text:span text:style-name="Default_20_Paragraph_20_Font"><text:span text:style-name="T1">Example</text:span></text:span><text:bookmark-end text:name="__RefHeading__548_19976719"/></text:h>
      <text:p text:style-name="Text_20_body"><text:span text:style-name="Default_20_Paragraph_20_Font"><text:span text:style-name="T1">BatchClient.exe /envType "BatchClient.RegenerateCprDirect, BatchClient" /brokerDb "data source=dbserver; initial catalog=cprbroker; integrated security=sspi; user id=; password=;" /appToken "11111111-2222-3333-4444-555555555555" /userToken MyUser</text:span></text:span></text:p>
      <text:p text:style-name="Code"><text:span text:style-name="Default_20_Paragraph_20_Font"><text:span text:style-name="T1"/></text:span></text:p>
      <text:h text:style-name="Heading_20_1" text:outline-level="1"><text:bookmark text:name="__RefHeading__595_19976719"/><text:span text:style-name="Default_20_Paragraph_20_Font"><text:span text:style-name="T1">Regeneration of child tables</text:span></text:span><text:bookmark-end text:name="__RefHeading__595_19976719"/></text:h>
      <text:p text:style-name="Text_20_body"><text:span text:style-name="Default_20_Paragraph_20_Font"><text:span text:style-name="T1">Person data is stored twice in the database. Once in the PersonRegistration.Contents column, and also in normalized child tables of PersonRegistration.</text:span></text:span></text:p>
      <text:p text:style-name="Text_20_body"><text:span text:style-name="Default_20_Paragraph_20_Font"><text:span text:style-name="T1">If Contents column is changed, then we need to re-set the child rows in order to match the new contents.</text:span></text:span></text:p>
      <text:h text:style-name="Heading_20_2" text:outline-level="2"><text:bookmark text:name="__RefHeading__597_19976719"/><text:span text:style-name="Default_20_Paragraph_20_Font"><text:span text:style-name="T1">Needed parameters</text:span></text:span><text:bookmark-end text:name="__RefHeading__597_19976719"/></text:h>
      <text:p text:style-name="Text_20_body"><text:span text:style-name="Default_20_Paragraph_20_Font"><text:span text:style-name="T1">/endType, /brokerDb, /appToken, /userToken (optional)</text:span></text:span></text:p>
      <text:h text:style-name="Heading_20_2" text:outline-level="2"><text:bookmark text:name="__RefHeading__548_199767191"/><text:span text:style-name="Default_20_Paragraph_20_Font"><text:span text:style-name="T1">Example</text:span></text:span><text:bookmark-end text:name="__RefHeading__548_199767191"/></text:h>
      <text:p text:style-name="Text_20_body"><text:span text:style-name="Default_20_Paragraph_20_Font"><text:span text:style-name="T1">BatchClient.exe /envType "BatchClient.RegenerateChildren, BatchClient" /brokerDb "data source=dbserver; initial catalog=cprbroker; integrated security=sspi; user id=; password=;" /appToken "11111111-2222-3333-4444-555555555555" /userToken MyUser</text:span></text:span></text:p>
      <text:h text:style-name="Heading_20_1" text:outline-level="1"><text:bookmark text:name="__RefHeading__2867_712427283"/><text:span text:style-name="Default_20_Paragraph_20_Font"><text:span text:style-name="T1">Creating the data file</text:span></text:span><text:bookmark-end text:name="__RefHeading__2867_712427283"/></text:h>
      <text:p text:style-name="P2"><text:span text:style-name="Default_20_Paragraph_20_Font"><text:span text:style-name="T1">The data file should usually be a text file, with each entry on a single line. This remainder of this chapter will list some ways of querying databases for the records that have some criteria.</text:span></text:span></text:p>
      <text:h text:style-name="Heading_20_2" text:outline-level="2"><text:bookmark text:name="__RefHeading__1627_646876651"/><text:span text:style-name="Default_20_Paragraph_20_Font"><text:span text:style-name="T2">DPR with foreign nationalities</text:span></text:span><text:bookmark-end text:name="__RefHeading__1627_646876651"/></text:h>
      <text:p text:style-name="Text_20_body"><text:span text:style-name="Default_20_Paragraph_20_Font"><text:span text:style-name="T2">Run this inside DPR database</text:span></text:span></text:p>
      <text:p text:style-name="Code"><text:span text:style-name="Default_20_Paragraph_20_Font"><text:span text:style-name="T1">SELECT PNR from DTTOTAL T where </text:span></text:span></text:p>
      <text:p text:style-name="Code"><text:span text:style-name="Default_20_Paragraph_20_Font"><text:span text:style-name="T1">(</text:span></text:span></text:p>
      <text:p text:style-name="Code"><text:span text:style-name="Default_20_Paragraph_20_Font"><text:span text:style-name="T1"><text:s text:c="2"/>NOT EXISTS(select * from DTSTAT S where S.PNR=T.PNR and s.ANNKOR is null and HAENSLUT is null)</text:span></text:span></text:p>
      <text:p text:style-name="Code"><text:span text:style-name="Default_20_Paragraph_20_Font"><text:span text:style-name="T1">)</text:span></text:span></text:p>
      <text:p text:style-name="Code"><text:span text:style-name="Default_20_Paragraph_20_Font"><text:span text:style-name="T1">OR</text:span></text:span></text:p>
      <text:p text:style-name="Code"><text:span text:style-name="Default_20_Paragraph_20_Font"><text:span text:style-name="T1">(</text:span></text:span></text:p>
      <text:p text:style-name="Code"><text:span text:style-name="Default_20_Paragraph_20_Font"><text:span text:style-name="T1"><text:s text:c="2"/>EXISTS (select * from DTSTAT S where S.PNR=T.PNR and s.ANNKOR is null and HAENSLUT is null and S.MYNKOD &lt;&gt; 5100) </text:span></text:span></text:p>
      <text:p text:style-name="Code"><text:span text:style-name="Default_20_Paragraph_20_Font"><text:span text:style-name="T1">)</text:span></text:span></text:p>
      <text:p text:style-name="Code"><text:span text:style-name="Default_20_Paragraph_20_Font"><text:span text:style-name="T1"/></text:span></text:p>
      <text:p text:style-name="Text_20_body"><text:span text:style-name="Default_20_Paragraph_20_Font"><text:span text:style-name="T2"/></text:span></text:p>
      <text:p text:style-name="Text_20_body"><text:span text:style-name="Default_20_Paragraph_20_Font"><text:span text:style-name="T2"/></text:span></text:p>
      <text:p text:style-name="Text_20_body"><text:span text:style-name="Default_20_Paragraph_20_Font"><text:span text:style-name="T2"/></text:span></text:p>
      <text:p text:style-name="P2"><text:span text:style-name="Default_20_Paragraph_20_Font"><text:span text:style-name="T2"/></text:span></text:p>
      <text:p text:style-name="Text_20_body"><text:span text:style-name="Default_20_Paragraph_20_Font"><text:span text:style-name="T2"/></text:span></text:p>
      <text:p text:style-name="P17"/>
      <text:p text:style-name="P9"/>
      <text:p text:style-name="P9"/>
      <text:p text:style-name="P9"/>
      <text:p text:style-name="P9"/>
      <text:p text:style-name="P9"/>
      <text:p text:style-name="P3"/>
      <text:p text:style-name="P3"><draw:g text:anchor-type="as-char" svg:y="0cm" draw:z-index="0" draw:name="Group 34" draw:style-name="gr1"><draw:g draw:name="Group 35" draw:style-name="gr2"><draw:custom-shape draw:name="AutoShape 36" draw:style-name="gr3" draw:text-style-name="P18"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18"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18"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18"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18"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18"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18"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18"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18"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18"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18"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18"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18"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18"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18"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18"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18"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18"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18"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18"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18"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18"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349cm" fo:line-height="0.49cm" fo:hyphenation-ladder-count="no-limit" style:page-number="auto"/>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Code" style:family="paragraph" style:class="text">
      <style:text-properties fo:color="#999999"/>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1"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10" draw:style-name="Mgr21"><draw:g draw:style-name="Mgr22"><draw:path draw:style-name="Mgr23" draw:text-style-name="MP3" svg:width="0.34cm" svg:height="0.26cm" svg:x="0.001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08cm" svg:y="0.138cm" svg:viewBox="0 0 355 261" svg:d="m175 51 56 106h-114zm-57 104 31-57h165l31 57h68l-149-261h-59l-147 261z"><text:p/></draw:path><draw:path draw:style-name="Mgr23" draw:text-style-name="MP3" svg:width="0.115cm" svg:height="0.107cm" svg:x="0.524cm" svg:y="0.188cm" svg:viewBox="0 0 116 108" svg:d="m58 1 56 106v0l1-1h-114v1c0 1 0 0 0 0l58-106v0zm-58 107h114c0 0 0-1 1-1v0l-57-107v0c-1 0-1 0-1 0l-58 107v0c0 0 0 1 1 1z"><text:p/></draw:path><draw:path draw:style-name="Mgr23" draw:text-style-name="MP3" svg:width="0.356cm" svg:height="0.261cm" svg:x="0.407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2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1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48cm" svg:y="0.138cm" svg:viewBox="0 0 269 261" draw:points="0,261 0,0 266,0 266,45 60,45 60,102 181,102 181,147 60,147 60,212 269,212 269,261"><text:p/></draw:polygon><draw:path draw:style-name="Mgr23" draw:text-style-name="MP3" svg:width="0.27cm" svg:height="0.261cm" svg:x="1.248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18cm" svg:y="0.138cm" svg:viewBox="0 0 306 261" svg:d="m0 261v-261h41l183 154c7 5 12 10 17 14 5 5 9 9 13 14-1-15-2-25-2-31s-1-11-1-14v-137h55v261h-41l-191-161c-5-4-9-8-12-11-4-4-7-7-10-11 1 9 2 16 2 23 1 7 1 14 1 19v141z"><text:p/></draw:path><draw:path draw:style-name="Mgr23" draw:text-style-name="MP3" svg:width="0.307cm" svg:height="0.261cm" svg:x="1.617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7cm" svg:y="0.138cm" svg:viewBox="0 0 300 261" draw:points="180,46 180,261 120,261 120,46 0,46 0,0 300,0 300,46"><text:p/></draw:polygon><draw:path draw:style-name="Mgr23" draw:text-style-name="MP3" svg:width="0.3cm" svg:height="0.261cm" svg:x="1.987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68cm" svg:y="0.138cm" svg:viewBox="0 0 355 261" svg:d="m175 51 56 106h-114zm-57 104 31-57h165l31 57h68l-149-261h-59l-147 261z"><text:p/></draw:path><draw:path draw:style-name="Mgr23" draw:text-style-name="MP3" svg:width="0.115cm" svg:height="0.107cm" svg:x="2.383cm" svg:y="0.188cm" svg:viewBox="0 0 116 108" svg:d="m58 1 56 106v0l1-1h-114v1c0 1 0 0 0 0l58-106v0zm-58 107h114c0 0 0-1 1-1s0 0 0 0l-57-107v0h-1l-58 107v0c0 0 0 1 1 1z"><text:p/></draw:path><draw:path draw:style-name="Mgr23" draw:text-style-name="MP3" svg:width="0.356cm" svg:height="0.261cm" svg:x="2.268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89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89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2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3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6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2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9"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1">Creating the data file</text:chapter></text:p>
      </style:header>
      <style:footer>
        <text:p text:style-name="Footer"><text:span text:style-name="MT1"><text:title>Batch client</text:title></text:span><text:span text:style-name="MT1"><text:tab/><text:tab/></text:span><text:span text:style-name="Paginering"><text:span text:style-name="MT1"><text:page-number text:select-page="current">9</text:page-number></text:span></text:span></text:p>
      </style:footer>
    </style:master-page>
    <style:master-page style:name="MP3" style:page-layout-name="Mpm6">
      <style:header>
        <text:p text:style-name="MP1"><draw:g text:anchor-type="paragraph" draw:z-index="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Batch client</dc:title>
    <dc:subject>Description and usage</dc:subject>
    <meta:initial-creator>Leif Lodahl</meta:initial-creator>
    <meta:creation-date>2011-02-14T18:01:00</meta:creation-date>
    <dc:date>2013-03-20T14:27:47.90</dc:date>
    <meta:print-date>2012-01-12T12:04:00</meta:print-date>
    <meta:editing-cycles>124</meta:editing-cycles>
    <meta:editing-duration>PT19H2M39S</meta:editing-duration>
    <meta:document-statistic meta:table-count="2" meta:image-count="0" meta:object-count="0" meta:page-count="10" meta:paragraph-count="0" meta:word-count="664" meta:character-count="4837" meta:non-whitespace-character-count="4270"/>
    <meta:template xlink:type="simple" xlink:actuate="onRequest" xlink:title="" xlink:href="./Magenta%20Rapport.ott"/>
  </office:meta>
</office:document-meta>
</file>